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paragraph-properties fo:margin-top="0.1666in" fo:margin-bottom="0.1666in" fo:text-indent="0.4923in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paragraph-properties fo:margin-top="0.1666in" fo:margin-bottom="0.1666in"/>
    </style:style>
  </office:automatic-styles>
  <office:body>
    <office:text text:use-soft-page-breaks="true">
      <text:p text:style-name="P1"><text:span text:style-name="T2">Cbm-Thal_rsFMRI.R_ReadMe</text:span></text:p>
      <text:p text:style-name="P3"/>
      <text:p text:style-name="Standard"/>
      <text:p text:style-name="P4">For Researchers:</text:p>
      <text:p text:style-name="Standard"/>
      <text:p text:style-name="Standard"><text:tab/>The purpose of this script was to pull the correlational data relating to<text:s/>resting-state<text:s/>Cerebellar-Cortical Functional Network connectivity and<text:s/>resting-state<text:s/>Thalamic-Cortical Functional Network activity, and run it through a quality check filter.</text:p>
      <text:p text:style-name="P5">ABCD 6.0 Correlational Gordon Network data were imported from mr_y_rsfmri__corr__gpnet__aseg.tsv.</text:p>
      <text:p text:style-name="Standard">A Cerebellum-specific dataframe was made, isolating only the relevant columns.</text:p>
      <text:p text:style-name="Standard"/>
      <text:p text:style-name="Standard">A Thalamus-specific dataframe was made, isolating only the relevant columns.</text:p>
      <text:p text:style-name="Standard"/>
      <text:p text:style-name="Standard">Data were converted to numeric type.</text:p>
      <text:p text:style-name="Standard"/>
      <text:p text:style-name="Standard">Inter-Hemispheric means of connectivity were calculated for each subcortical ROI / cortical network pair.</text:p>
      <text:p text:style-name="Standard"/>
      <text:p text:style-name="Standard">All variables in both were renamed for readability.</text:p>
      <text:p text:style-name="Standard"/>
      <text:p text:style-name="Standard">Quality check data were imported, and merged with the rs-fMRI correlational data.</text:p>
      <text:p text:style-name="Standard"/>
      <text:p text:style-name="Standard">Any timepoints flagged as being unusable were removed (n = 3411 timepoints removed)</text:p>
      <text:p text:style-name="Standard"/>
      <text:p text:style-name="Standard">Sanity checks were run counting exclusions:</text:p>
      <text:list text:style-name="LFO1" text:continue-numbering="true">
        <text:list-item>
          <text:p text:style-name="P6">171 subjects had no available resting-state connectivity data</text:p>
        </text:list-item>
        <text:list-item>
          <text:p text:style-name="P7">570 subjects had no valid resting-state connectivity data</text:p>
        </text:list-item>
        <text:list-item>
          <text:p text:style-name="P8">11127 subjects remain</text:p>
        </text:list-item>
      </text:list>
      <text:p text:style-name="P9"/>
      <text:p text:style-name="Standard">The data were reordered to list means first, then exported for future use.</text:p>
      <text:p text:style-name="Standard"/>
      <text:p text:style-name="Standard"/>
      <text:p text:style-name="P10">For Methods Section:</text:p>
      <text:p text:style-name="P11"/>
      <text:p text:style-name="P12"><text:tab/>Cerebellar-Subcortical and Thalamic-Subcortical functional connectivity data were isolated, and data whose quality was deemed unusable (mr_y_qc__incl.tsv; mr_y_qc__incl__rsfmri_indicator = 0) were exclud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s, Robert</dc:creator>
    <meta:creation-date>2025-11-19T20:04:00Z</meta:creation-date>
    <dc:date>2025-11-19T20:04:00Z</dc:date>
    <meta:template xlink:href="Normal.dotm" xlink:type="simple"/>
    <meta:editing-cycles>9</meta:editing-cycles>
    <meta:editing-duration>PT0S</meta:editing-duration>
    <meta:document-statistic meta:page-count="1" meta:paragraph-count="2" meta:word-count="210" meta:character-count="1408" meta:row-count="10" meta:non-whitespace-character-count="1200"/>
  </office:meta>
</office:document-meta>
</file>